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5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raining Rate Determination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office:value-type="string" calcext:value-type="string">
            <text:p>training_rat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658611370959" calcext:value-type="float">
            <text:p>0.658611371</text:p>
          </table:table-cell>
          <table:table-cell office:value-type="float" office:value="0.657831826213" calcext:value-type="float">
            <text:p>0.6578318262</text:p>
          </table:table-cell>
          <table:table-cell office:value-type="float" office:value="0.664639850327" calcext:value-type="float">
            <text:p>0.6646398503</text:p>
          </table:table-cell>
          <table:table-cell office:value-type="float" office:value="0.673890447978" calcext:value-type="float">
            <text:p>0.673890448</text:p>
          </table:table-cell>
          <table:table-cell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658611370959" calcext:value-type="float">
            <text:p>0.658611371</text:p>
          </table:table-cell>
          <table:table-cell office:value-type="float" office:value="0.657831826213" calcext:value-type="float">
            <text:p>0.6578318262</text:p>
          </table:table-cell>
          <table:table-cell office:value-type="float" office:value="0.664639850327" calcext:value-type="float">
            <text:p>0.6646398503</text:p>
          </table:table-cell>
          <table:table-cell office:value-type="float" office:value="0.673890447978" calcext:value-type="float">
            <text:p>0.673890448</text:p>
          </table:table-cell>
          <table:table-cell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64910092506" calcext:value-type="float">
            <text:p>0.6491009251</text:p>
          </table:table-cell>
          <table:table-cell office:value-type="float" office:value="0.650452135953" calcext:value-type="float">
            <text:p>0.650452136</text:p>
          </table:table-cell>
          <table:table-cell table:style-name="ce3" office:value-type="float" office:value="0.670044693899" calcext:value-type="float">
            <text:p>0.6700446939</text:p>
          </table:table-cell>
          <table:table-cell office:value-type="float" office:value="0.668277725808" calcext:value-type="float">
            <text:p>0.6682777258</text:p>
          </table:table-cell>
          <table:table-cell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658611370959" calcext:value-type="float">
            <text:p>0.658611371</text:p>
          </table:table-cell>
          <table:table-cell office:value-type="float" office:value="0.657831826213" calcext:value-type="float">
            <text:p>0.6578318262</text:p>
          </table:table-cell>
          <table:table-cell office:value-type="float" office:value="0.664639850327" calcext:value-type="float">
            <text:p>0.6646398503</text:p>
          </table:table-cell>
          <table:table-cell office:value-type="float" office:value="0.673890447978" calcext:value-type="float">
            <text:p>0.673890448</text:p>
          </table:table-cell>
          <table:table-cell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643540172539" calcext:value-type="float">
            <text:p>0.6435401725</text:p>
          </table:table-cell>
          <table:table-cell office:value-type="float" office:value="0.652167134394" calcext:value-type="float">
            <text:p>0.6521671344</text:p>
          </table:table-cell>
          <table:table-cell office:value-type="float" office:value="0.649412742958" calcext:value-type="float">
            <text:p>0.649412743</text:p>
          </table:table-cell>
          <table:table-cell office:value-type="float" office:value="0.65653258497" calcext:value-type="float">
            <text:p>0.656532585</text:p>
          </table:table-cell>
          <table:table-cell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64910092506" calcext:value-type="float">
            <text:p>0.6491009251</text:p>
          </table:table-cell>
          <table:table-cell office:value-type="float" office:value="0.650452135953" calcext:value-type="float">
            <text:p>0.650452136</text:p>
          </table:table-cell>
          <table:table-cell office:value-type="float" office:value="0.670044693899" calcext:value-type="float">
            <text:p>0.6700446939</text:p>
          </table:table-cell>
          <table:table-cell office:value-type="float" office:value="0.668277725808" calcext:value-type="float">
            <text:p>0.6682777258</text:p>
          </table:table-cell>
          <table:table-cell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658195613762" calcext:value-type="float">
            <text:p>0.6581956138</text:p>
          </table:table-cell>
          <table:table-cell office:value-type="float" office:value="0.663392578734" calcext:value-type="float">
            <text:p>0.6633925787</text:p>
          </table:table-cell>
          <table:table-cell office:value-type="float" office:value="0.665783182621" calcext:value-type="float">
            <text:p>0.6657831826</text:p>
          </table:table-cell>
          <table:table-cell office:value-type="float" office:value="0.671551813741" calcext:value-type="float">
            <text:p>0.6715518137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658611370959" calcext:value-type="float">
            <text:p>0.658611371</text:p>
          </table:table-cell>
          <table:table-cell office:value-type="float" office:value="0.657831826213" calcext:value-type="float">
            <text:p>0.6578318262</text:p>
          </table:table-cell>
          <table:table-cell office:value-type="float" office:value="0.664639850327" calcext:value-type="float">
            <text:p>0.6646398503</text:p>
          </table:table-cell>
          <table:table-cell table:style-name="ce3" office:value-type="float" office:value="0.673890447978" calcext:value-type="float">
            <text:p>0.673890448</text:p>
          </table:table-cell>
          <table:table-cell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style-name="ce3" office:value-type="float" office:value="0.666146970169" calcext:value-type="float">
            <text:p>0.6661469702</text:p>
          </table:table-cell>
          <table:table-cell table:style-name="ce3" office:value-type="float" office:value="0.667446211413" calcext:value-type="float">
            <text:p>0.6674462114</text:p>
          </table:table-cell>
          <table:table-cell office:value-type="float" office:value="0.664587880678" calcext:value-type="float">
            <text:p>0.6645878807</text:p>
          </table:table-cell>
          <table:table-cell office:value-type="float" office:value="0.669680906351" calcext:value-type="float">
            <text:p>0.6696809064</text:p>
          </table:table-cell>
          <table:table-cell office:value-type="float" office:value="0.665263486124" calcext:value-type="float">
            <text:p>0.665263486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643540172539" calcext:value-type="float">
            <text:p>0.6435401725</text:p>
          </table:table-cell>
          <table:table-cell office:value-type="float" office:value="0.652167134394" calcext:value-type="float">
            <text:p>0.6521671344</text:p>
          </table:table-cell>
          <table:table-cell office:value-type="float" office:value="0.649412742958" calcext:value-type="float">
            <text:p>0.649412743</text:p>
          </table:table-cell>
          <table:table-cell office:value-type="float" office:value="0.65653258497" calcext:value-type="float">
            <text:p>0.656532585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ax Acc.</text:p>
          </table:table-cell>
          <table:table-cell table:formula="of:=MAX([.C4:.C13])" office:value-type="float" office:value="0.666146970169" calcext:value-type="float">
            <text:p>0.6661469702</text:p>
          </table:table-cell>
          <table:table-cell table:formula="of:=MAX([.D4:.D13])" office:value-type="float" office:value="0.667446211413" calcext:value-type="float">
            <text:p>0.6674462114</text:p>
          </table:table-cell>
          <table:table-cell table:formula="of:=MAX([.E4:.E13])" office:value-type="float" office:value="0.670044693899" calcext:value-type="float">
            <text:p>0.6700446939</text:p>
          </table:table-cell>
          <table:table-cell table:formula="of:=MAX([.F4:.F13])" office:value-type="float" office:value="0.673890447978" calcext:value-type="float">
            <text:p>0.673890448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ax Rate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 style:data-style-name="N2" text:time-value="23:33:57.3139871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17:32:05.383678942</meta:creation-date>
    <dc:date>2016-04-20T23:34:04.964805154</dc:date>
    <meta:editing-duration>PT8M7S</meta:editing-duration>
    <meta:editing-cycles>15</meta:editing-cycles>
    <meta:generator>LibreOffice/4.2.8.2$Linux_X86_64 LibreOffice_project/420m0$Build-2</meta:generator>
    <meta:document-statistic meta:table-count="1" meta:cell-count="68" meta:object-count="0"/>
  </office:meta>
</office:document-meta>
</file>